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8cm" fo:min-width="2.742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3" style:family="graphic" style:parent-style-name="standard">
      <style:graphic-properties draw:textarea-horizontal-align="justify" draw:textarea-vertical-align="middle" draw:auto-grow-height="false" fo:min-height="1.17cm" fo:min-width="1.89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9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272cm"/>
    </style:style>
    <style:style style:name="gr7" style:family="graphic" style:parent-style-name="standard">
      <style:graphic-properties draw:textarea-horizontal-align="justify" draw:textarea-vertical-align="middle" draw:auto-grow-height="false" fo:min-height="0.8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9" style:family="graphic" style:parent-style-name="standard">
      <style:graphic-properties draw:textarea-horizontal-align="justify" draw:textarea-vertical-align="middle" draw:auto-grow-height="false" fo:min-height="1.451cm" fo:min-width="1.83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4cm" svg:x="9.92cm" svg:y="1.4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4" draw:id="id4" draw:layer="layout" svg:width="7.3cm" svg:height="2.1cm" svg:x="7.6cm" svg:y="3.7cm">
          <text:p text:style-name="P1">Display Home </text:p>
          <text:p text:style-name="P1">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" draw:id="id1" draw:layer="layout" svg:width="4.78cm" svg:height="2.84cm" svg:x="9.02cm" svg:y="6.36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2" draw:id="id2" draw:layer="layout" svg:width="5.7cm" svg:height="1.8cm" svg:x="8.6cm" svg:y="10.4cm">
          <text:p text:style-name="P1">Display Goal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1.62cm" svg:y1="2.9cm" svg:x2="11.62cm" svg:y2="3.7cm">
          <text:p/>
        </draw:line>
        <draw:line draw:style-name="gr5" draw:text-style-name="P1" draw:layer="layout" svg:x1="11.52cm" svg:y1="5.7cm" svg:x2="11.42cm" svg:y2="6.4cm">
          <text:p/>
        </draw:line>
        <draw:connector draw:style-name="gr5" draw:text-style-name="P1" draw:layer="layout" svg:x1="11.41cm" svg:y1="9.2cm" svg:x2="11.45cm" svg:y2="10.4cm" draw:start-shape="id1" draw:start-glue-point="6" draw:end-shape="id2" draw:end-glue-point="5" svg:d="M11410 9200v601h40v599" svg:viewBox="0 0 41 1201">
          <text:p/>
        </draw:connector>
        <draw:custom-shape draw:style-name="gr3" draw:text-style-name="P1" xml:id="id3" draw:id="id3" draw:layer="layout" svg:width="4.78cm" svg:height="2.84cm" svg:x="9.048cm" svg:y="13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1" draw:layer="layout" svg:x1="11.348cm" svg:y1="12.2cm" svg:x2="11.448cm" svg:y2="13.1cm">
          <text:p/>
        </draw:line>
        <draw:custom-shape draw:style-name="gr6" draw:text-style-name="P1" xml:id="id5" draw:id="id5" draw:layer="layout" svg:width="6.2cm" svg:height="1.6cm" svg:x="7.848cm" svg:y="16.8cm">
          <text:p text:style-name="P1">Display Add</text:p>
          <text:p text:style-name="P1">Goal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line-skew="-0.402cm" svg:x1="13.828cm" svg:y1="14.42cm" svg:x2="14.157cm" svg:y2="4.75cm" draw:start-shape="id3" draw:start-glue-point="7" draw:end-shape="id4" draw:end-glue-point="9" svg:d="M13828 14420h1172v-9670h-843" svg:viewBox="0 0 1173 9671">
          <text:p/>
        </draw:connector>
        <draw:connector draw:style-name="gr5" draw:text-style-name="P1" draw:layer="layout" draw:type="lines" svg:x1="11.438cm" svg:y1="15.84cm" svg:x2="11.568cm" svg:y2="16.8cm" draw:start-shape="id3" draw:start-glue-point="6" draw:end-shape="id5" draw:end-glue-point="4" svg:d="M11438 15840v502l130-43v501" svg:viewBox="0 0 131 961">
          <text:p/>
        </draw:connector>
        <draw:custom-shape draw:style-name="gr7" draw:text-style-name="P1" xml:id="id7" draw:id="id7" draw:layer="layout" svg:width="4.4cm" svg:height="2.1cm" svg:x="8.748cm" svg:y="22.1cm">
          <text:p text:style-name="P1">Goal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0.948cm" svg:y1="18.4cm" svg:x2="10.998cm" svg:y2="19.1cm" draw:start-shape="id5" draw:start-glue-point="8" draw:end-shape="id6" draw:end-glue-point="4" svg:d="M10948 18400l50 700" svg:viewBox="0 0 51 701">
          <text:p/>
        </draw:connector>
        <draw:custom-shape draw:style-name="gr6" draw:text-style-name="P1" xml:id="id8" draw:id="id8" draw:layer="layout" svg:width="6.2cm" svg:height="1.6cm" svg:x="13.648cm" svg:y="20.7cm">
          <text:p text:style-name="P1">Goal Details</text:p>
          <text:p text:style-name="P1"><text:s/>Enter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6" draw:id="id6" draw:layer="layout" svg:width="5.3cm" svg:height="2.2cm" svg:x="8.348cm" svg:y="19.1cm">
          <text:p text:style-name="P1">Validate New</text:p>
          <text:p text:style-name="P1"><text:s/>Go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0.998cm" svg:y1="21.3cm" svg:x2="10.948cm" svg:y2="22.1cm" draw:start-shape="id6" draw:start-glue-point="6" draw:end-shape="id7" draw:end-glue-point="4" svg:d="M10998 21300v401h-50v399" svg:viewBox="0 0 51 801">
          <text:p/>
        </draw:connector>
        <draw:connector draw:style-name="gr5" draw:text-style-name="P1" draw:layer="layout" svg:x1="13.148cm" svg:y1="23.15cm" svg:x2="16.748cm" svg:y2="22.3cm" draw:start-shape="id7" draw:start-glue-point="7" draw:end-shape="id8" draw:end-glue-point="8" svg:d="M13148 23150h3600v-850" svg:viewBox="0 0 3601 851">
          <text:p/>
        </draw:connector>
        <draw:connector draw:style-name="gr5" draw:text-style-name="P1" draw:layer="layout" svg:x1="16.748cm" svg:y1="20.7cm" svg:x2="13.648cm" svg:y2="20.2cm" draw:start-shape="id8" draw:start-glue-point="5" draw:end-shape="id6" draw:end-glue-point="7" svg:d="M16748 20700v-500h-3100" svg:viewBox="0 0 3101 501">
          <text:p/>
        </draw:connector>
        <draw:connector draw:style-name="gr5" draw:text-style-name="P1" draw:layer="layout" draw:line-skew="-1.299cm" svg:x1="9.148cm" svg:y1="26.35cm" svg:x2="9.17cm" svg:y2="11.3cm" draw:start-shape="id9" draw:end-shape="id2" draw:end-glue-point="6" svg:d="M9148 26350h-2348v-15050h2370" svg:viewBox="0 0 2371 15051">
          <text:p/>
        </draw:connector>
        <draw:custom-shape draw:style-name="gr9" draw:text-style-name="P1" xml:id="id9" draw:id="id9" draw:layer="layout" svg:width="3.5cm" svg:height="1.7cm" svg:x="9.148cm" svg:y="25.5cm">
          <text:p text:style-name="P1">Goal </text:p>
          <text:p text:style-name="P1">Stored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5" draw:text-style-name="P1" draw:layer="layout" draw:type="line" svg:x1="10.948cm" svg:y1="24.2cm" svg:x2="10.898cm" svg:y2="25.5cm" draw:start-shape="id7" draw:start-glue-point="6" draw:end-shape="id9" draw:end-glue-point="4" svg:d="M10948 24200l-50 1300" svg:viewBox="0 0 5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1:49:56.674000000</meta:creation-date>
    <dc:date>2015-11-30T12:16:23.173000000</dc:date>
    <meta:editing-duration>PT45M49S</meta:editing-duration>
    <meta:editing-cycles>2</meta:editing-cycles>
    <meta:generator>LibreOffice/4.3.7.2$Windows_x86 LibreOffice_project/8a35821d8636a03b8bf4e15b48f59794652c68ba</meta:generator>
    <meta:document-statistic meta:object-count="22"/>
  </office:meta>
</office:document-meta>
</file>